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Nows really this is a piece of shit 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23">
            <text:p>123</text:p>
          </table:table-cell>
          <table:table-cell table:number-columns-repeated="2"/>
        </table:table-row>
        <table:table-row table:style-name="ro1">
          <table:table-cell office:value-type="float" office:value="1231">
            <text:p>1231</text:p>
          </table:table-cell>
          <table:table-cell table:number-columns-repeated="2"/>
        </table:table-row>
        <table:table-row table:style-name="ro1">
          <table:table-cell office:value-type="float" office:value="2312">
            <text:p>2312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241231">
            <text:p>1241231</text:p>
          </table:table-cell>
          <table:table-cell table:formula="oooc:=[.A7]+[.B7]" office:value-type="float" office:value="1241366">
            <text:p>1241366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21">11/21/2008</text:date>, <text:time>18:00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Razvan Alecsandrescu</meta:initial-creator>
    <meta:creation-date>2008-11-21T18:00:12</meta:creation-date>
    <dc:creator>Razvan Alecsandrescu</dc:creator>
    <dc:date>2008-11-21T18:00:35</dc:date>
    <meta:editing-cycles>1</meta:editing-cycles>
    <meta:editing-duration>PT24S</meta:editing-duration>
    <meta:user-defined meta:name="Info 1"/>
    <meta:user-defined meta:name="Info 2"/>
    <meta:user-defined meta:name="Info 3"/>
    <meta:user-defined meta:name="Info 4"/>
    <meta:document-statistic meta:table-count="3" meta:cell-count="8"/>
  </office:meta>
</office:document-meta>
</file>